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reast-cancer-prediction-ML-Python</text:p>
      <text:p text:style-name="Standard"/>
      <text:p text:style-name="Standard">GitHub followers Twitter Twitter Follow</text:p>
      <text:p text:style-name="Standard"/>
      <text:p text:style-name="Standard">Make predictions for breast cancer, malignant or benign using the Breast Cancer data set</text:p>
      <text:p text:style-name="Standard">Dataset - Breast Cancer Wisconsin (Original) Data Set</text:p>
      <text:p text:style-name="Standard">This code demonstrates logistic regression on the dataset and also uses gradient descent to lower the BCE(binary cross entropy).</text:p>
      <text:p text:style-name="Standard">Dataset description</text:p>
      <text:p text:style-name="Standard"/>
      <text:p text:style-name="Standard"><text:s text:c="4"/>Sample code number: id number</text:p>
      <text:p text:style-name="Standard"><text:s text:c="4"/>Clump Thickness: 1 - 10</text:p>
      <text:p text:style-name="Standard"><text:s text:c="4"/>Uniformity of Cell Size: 1 - 10</text:p>
      <text:p text:style-name="Standard"><text:s text:c="4"/>Uniformity of Cell Shape: 1 - 10</text:p>
      <text:p text:style-name="Standard"><text:s text:c="4"/>Marginal Adhesion: 1 - 10</text:p>
      <text:p text:style-name="Standard"><text:s text:c="4"/>Single Epithelial Cell Size: 1 - 10</text:p>
      <text:p text:style-name="Standard"><text:s text:c="4"/>Bare Nuclei: 1 - 10</text:p>
      <text:p text:style-name="Standard"><text:s text:c="4"/>Bland Chromatin: 1 - 10</text:p>
      <text:p text:style-name="Standard"><text:s text:c="4"/>Normal Nucleoli: 1 - 10</text:p>
      <text:p text:style-name="Standard"><text:s text:c="4"/>Mitoses: 1 - 10</text:p>
      <text:p text:style-name="Standard"><text:s text:c="4"/>Class: (2 for benign, 4 for malignant)</text:p>
      <text:p text:style-name="Standard"/>
      <text:p text:style-name="Standard">Libraries required</text:p>
      <text:p text:style-name="Standard"/>
      <text:p text:style-name="Standard"><text:s text:c="4"/>numpy</text:p>
      <text:p text:style-name="Standard"><text:s text:c="4"/>pip install numpy</text:p>
      <text:p text:style-name="Standard"><text:s text:c="4"/>pandas</text:p>
      <text:p text:style-name="Standard"><text:s text:c="4"/>pip install pandas</text:p>
      <text:p text:style-name="Standard"><text:s text:c="4"/>random</text:p>
      <text:p text:style-name="Standard"><text:s text:c="4"/>pip install random</text:p>
      <text:p text:style-name="Standard"><text:s text:c="4"/>seaborn</text:p>
      <text:p text:style-name="Standard"><text:s text:c="4"/>pip install seaborn</text:p>
      <text:p text:style-name="Standard"/>
      <text:p text:style-name="Standard">Logistic regression algorithm</text:p>
      <text:p text:style-name="Standard"/>
      <text:p text:style-name="Standard"><text:s text:c="4"/>Use the sigmoid activation function - [$\sigma(z)= 1/1+e^{-z}$]</text:p>
      <text:p text:style-name="Standard"><text:s text:c="4"/>Remember the gradient descent formula for liner regression where Mean squared error was used but we cannot use Mean squared error here so replace with some error [$E$]</text:p>
      <text:p text:style-name="Standard"><text:s text:c="4"/>Gradient Descent - [\theta _{j}=\theta _{j}- \alpha\cdot \partial MSE\partial / \theta _{j} $] Logistic regression - [\theta _{j}=\theta _{j}- \alpha\cdot \partial E\partial / \theta _{j} $]</text:p>
      <text:p text:style-name="Standard"><text:s text:c="4"/>Conditions for E:</text:p>
      <text:p text:style-name="Standard"><text:s text:c="8"/>Convex or as convex as possible</text:p>
      <text:p text:style-name="Standard"><text:s text:c="8"/>Should be function of [$\theta$]</text:p>
      <text:p text:style-name="Standard"><text:s text:c="8"/>Should be differentiable</text:p>
      <text:p text:style-name="Standard"><text:s text:c="4"/>So use, Entropy = [$-p \log p$]</text:p>
      <text:p text:style-name="Standard"><text:s text:c="4"/>As we cant use both [\hat{y}] and y so use cross entropy [-y \log \hat{y}] as [\hat{y}\epsilon [0,1]]</text:p>
      <text:p text:style-name="Standard"><text:s text:c="4"/>So add 2 cross entropies CE 1 = [-y \log \hat{y}] and CE 2 = [(1-y) \log (1- \hat{y})] . We get Binary Cross entropy (BCE) = [-y\log \hat{y}-(1-y) \log (1- \hat{y})]</text:p>
      <text:p text:style-name="Standard"><text:s text:c="4"/>So now our formula becomes, [\theta _{j}=\theta _{j}- \alpha\cdot \partial BCE/ \partial \theta _{j} $]</text:p>
      <text:p text:style-name="Standard"><text:soft-page-break/><text:s text:c="4"/>Using simple chain rule we obtain, [\theta _{j}=\theta _{j}- \frac{\alpha}{m}\cdot (\hat y - y)^{T}\cdot X]</text:p>
      <text:p text:style-name="Standard"><text:s text:c="4"/>Now apply Gradient Descent with this formula</text:p>
      <text:p text:style-name="Standard"/>
      <text:p text:style-name="Standard">Code</text:p>
      <text:p text:style-name="Standard"/>
      <text:p text:style-name="Standard"><text:s text:c="4"/>Data preprocessing</text:p>
      <text:p text:style-name="Standard"><text:s text:c="4"/>Load data, remove empty values. As we are using logistic regression replace 2 and 4 with 0 and 1.</text:p>
      <text:p text:style-name="Standard"><text:s text:c="4"/>sns.pairplot(df)</text:p>
      <text:p text:style-name="Standard"><text:s text:c="4"/>Create pair wisegraphs for the features.</text:p>
      <text:p text:style-name="Standard"><text:s text:c="4"/>Do Principal component analysis for simplified learning.</text:p>
      <text:p text:style-name="Standard"><text:s text:c="4"/>full_data=np.matrix(full_data)x0=np.ones((full_data.shape[0],1)) data=np.concatenate((x0,full_data),axis=1) print(data.shape) theta=np.zeros((1,data.shape[1]-1)) print(theta.shape) print(theta)</text:p>
      <text:p text:style-name="Standard"><text:s text:c="4"/>Convert data to matrix, concatenate a unit matrix with the complete data matrix. Also make a zero matrix, for the initial theta.</text:p>
      <text:p text:style-name="Standard"><text:s text:c="4"/>test_size=0.2 X_train=data[:-int(test_size*len(full_data)),:-1] Y_train=data[:-int(test_size*len(full_data)),-1] X_test=data[-int(test_size*len(full_data)):,:-1] Y_test=data[-int(test_size*len(full_data)):,-1]</text:p>
      <text:p text:style-name="Standard"><text:s text:c="4"/>Create the train-test split</text:p>
      <text:p text:style-name="Standard"><text:s text:c="4"/>def sigmoid(Z): <text:s text:c="2"/>return 1/(1+np.exp(-Z)) def BCE(X,y,theta): <text:s text:c="2"/>pred=sigmoid(np.dot(X,theta.T)) <text:s text:c="2"/>mcost=-np.array(y)*np.array(np.log(pred))np.array((1y))*np.array(np.log(1pred)) <text:s text:c="2"/>return mcost.mean()</text:p>
      <text:p text:style-name="Standard"><text:s text:c="4"/>Define the code for sigmoid function as mentioned and the BCE.</text:p>
      <text:p text:style-name="Standard"><text:s text:c="4"/>def grad_descent(X,y,theta,alpha): <text:s text:c="2"/>h=sigmoid(X.dot(theta.T)) <text:s text:c="2"/>loss=h-y <text:s text:c="2"/>dj=(loss.T).dot(X) <text:s text:c="2"/>theta -= (alpha/(len(X))*dj) <text:s text:c="2"/>return theta cost=BCE(X_train,Y_train,theta) print("cost before: ",cost) theta=grad_descent(X_train,Y_train,theta,alpha) cost=BCE(X_train,Y_train,theta) print("cost after: ",cost)</text:p>
      <text:p text:style-name="Standard"><text:s text:c="4"/>Define gradient descent algorithm and also define the number of epochs. Also test the gradient descent by 1 iteration.</text:p>
      <text:p text:style-name="Standard"><text:s text:c="4"/>def logistic_reg(epoch,X,y,theta,alpha): <text:s text:c="2"/>for ep in range(epoch): #update theta <text:s text:c="2"/>theta=grad_descent(X,y,theta,alpha) #calculate new loss <text:s text:c="2"/>if ((ep+1)%1000 == 0): <text:s text:c="4"/>loss=BCE(X,y,theta) <text:s text:c="4"/>print("Cost function ",loss) <text:s text:c="2"/>return theta theta=logistic_reg(epoch,X_train,Y_train,theta,alpha)</text:p>
      <text:p text:style-name="Standard"><text:s text:c="4"/>Define the logistic regression with gradient descent code.</text:p>
      <text:p text:style-name="Standard"><text:s text:c="4"/>print(BCE(X_train,Y_train,theta)) print(BCE(X_test,Y_test,theta))</text:p>
      <text:p text:style-name="Standard"><text:s text:c="4"/>Finally test the code, </text:p>
      <text:p text:style-name="Standard"/>
      <text:p text:style-name="Standard"/>
      <text:p text:style-name="Standard">Now we are done with the code grinning</text:p>
      <text:p text:style-name="Standard">The Algorithm as a web service</text:p>
      <text:p text:style-name="Standard">Python 3+</text:p>
      <text:p text:style-name="Standard"/>
      <text:p text:style-name="Standard">import urllib.request</text:p>
      <text:p text:style-name="Standard">import json</text:p>
      <text:p text:style-name="Standard"/>
      <text:p text:style-name="Standard">data = {</text:p>
      <text:p text:style-name="Standard"><text:s text:c="8"/>"Inputs": {</text:p>
      <text:p text:style-name="Standard"><text:s text:c="16"/>"input1":</text:p>
      <text:p text:style-name="Standard"><text:s text:c="16"/>[</text:p>
      <text:p text:style-name="Standard"><text:s text:c="20"/>{</text:p>
      <text:p text:style-name="Standard"><text:soft-page-break/><text:s text:c="28"/>'1': "4", <text:s text:c="2"/></text:p>
      <text:p text:style-name="Standard"><text:s text:c="28"/>'2': "7", <text:s text:c="2"/></text:p>
      <text:p text:style-name="Standard"><text:s text:c="28"/>'3': "3", <text:s text:c="2"/></text:p>
      <text:p text:style-name="Standard"><text:s text:c="28"/>'5': "5", <text:s text:c="2"/></text:p>
      <text:p text:style-name="Standard"><text:s text:c="28"/>'1000025': "1002945", <text:s text:c="2"/></text:p>
      <text:p text:style-name="Standard"><text:s text:c="28"/>'1 (2)': "4", <text:s text:c="2"/></text:p>
      <text:p text:style-name="Standard"><text:s text:c="28"/>'1 (3)': "5", <text:s text:c="2"/></text:p>
      <text:p text:style-name="Standard"><text:s text:c="28"/>'1 (4)': "10", <text:s text:c="2"/></text:p>
      <text:p text:style-name="Standard"><text:s text:c="28"/>'1 (5)': "2", <text:s text:c="2"/></text:p>
      <text:p text:style-name="Standard"><text:s text:c="28"/>'1 (6)': "1", <text:s text:c="2"/></text:p>
      <text:p text:style-name="Standard"><text:s text:c="28"/>'2 (2)': "2", <text:s text:c="2"/></text:p>
      <text:p text:style-name="Standard"><text:s text:c="20"/>}</text:p>
      <text:p text:style-name="Standard"><text:s text:c="16"/>],</text:p>
      <text:p text:style-name="Standard"><text:s text:c="8"/>},</text:p>
      <text:p text:style-name="Standard"><text:s text:c="4"/>"GlobalParameters": <text:s/>{</text:p>
      <text:p text:style-name="Standard"><text:s text:c="4"/>}</text:p>
      <text:p text:style-name="Standard">}</text:p>
      <text:p text:style-name="Standard"/>
      <text:p text:style-name="Standard">body = str.encode(json.dumps(data))</text:p>
      <text:p text:style-name="Standard"/>
      <text:p text:style-name="Standard">url = 'https://ussouthcentral.services.azureml.net/workspaces/f764effe004044e1b1c56ce46a5a8050/services/689b12141b8b4d9886aa420832a2f406/execute?api-version=2.0&amp;format=swagger'</text:p>
      <text:p text:style-name="Standard">api_key = 'abc123' # Replace this with the API key for the web service</text:p>
      <text:p text:style-name="Standard">headers = {'Content-Type':'application/json', 'Authorization':('Bearer '+ api_key)}</text:p>
      <text:p text:style-name="Standard"/>
      <text:p text:style-name="Standard">req = urllib.request.Request(url, body, headers)</text:p>
      <text:p text:style-name="Standard"/>
      <text:p text:style-name="Standard">try:</text:p>
      <text:p text:style-name="Standard"><text:s text:c="4"/>response = urllib.request.urlopen(req)</text:p>
      <text:p text:style-name="Standard"/>
      <text:p text:style-name="Standard"><text:s text:c="4"/>result = response.read()</text:p>
      <text:p text:style-name="Standard"><text:s text:c="4"/>print(result)</text:p>
      <text:p text:style-name="Standard">except urllib.error.HTTPError as error:</text:p>
      <text:p text:style-name="Standard"><text:s text:c="4"/>print("The request failed with status code: " + str(error.code))</text:p>
      <text:p text:style-name="Standard"/>
      <text:p text:style-name="Standard"><text:s text:c="4"/># Print the headers - they include the requert ID and the timestamp, which are useful for debugging the failure</text:p>
      <text:p text:style-name="Standard"><text:s text:c="4"/>print(error.info())</text:p>
      <text:p text:style-name="Standard"><text:s text:c="4"/>print(json.loads(error.read().decode("utf8", 'ignore')))</text:p>
      <text:p text:style-name="Standard"/>
      <text:p text:style-name="Standard">Python</text:p>
      <text:p text:style-name="Standard"/>
      <text:p text:style-name="Standard">import urllib2</text:p>
      <text:p text:style-name="Standard">import json</text:p>
      <text:p text:style-name="Standard"/>
      <text:p text:style-name="Standard">data = {</text:p>
      <text:p text:style-name="Standard"><text:s text:c="8"/>"Inputs": {</text:p>
      <text:p text:style-name="Standard"><text:s text:c="16"/>"input1":</text:p>
      <text:p text:style-name="Standard"><text:s text:c="16"/>[</text:p>
      <text:p text:style-name="Standard"><text:s text:c="20"/>{</text:p>
      <text:p text:style-name="Standard"><text:s text:c="28"/>'1': "4", <text:s text:c="2"/></text:p>
      <text:p text:style-name="Standard"><text:s text:c="28"/>'2': "7", <text:s text:c="2"/></text:p>
      <text:p text:style-name="Standard"><text:soft-page-break/><text:s text:c="28"/>'3': "3", <text:s text:c="2"/></text:p>
      <text:p text:style-name="Standard"><text:s text:c="28"/>'5': "5", <text:s text:c="2"/></text:p>
      <text:p text:style-name="Standard"><text:s text:c="28"/>'1000025': "1002945", <text:s text:c="2"/></text:p>
      <text:p text:style-name="Standard"><text:s text:c="28"/>'1 (2)': "4", <text:s text:c="2"/></text:p>
      <text:p text:style-name="Standard"><text:s text:c="28"/>'1 (3)': "5", <text:s text:c="2"/></text:p>
      <text:p text:style-name="Standard"><text:s text:c="28"/>'1 (4)': "10", <text:s text:c="2"/></text:p>
      <text:p text:style-name="Standard"><text:s text:c="28"/>'1 (5)': "2", <text:s text:c="2"/></text:p>
      <text:p text:style-name="Standard"><text:s text:c="28"/>'1 (6)': "1", <text:s text:c="2"/></text:p>
      <text:p text:style-name="Standard"><text:s text:c="28"/>'2 (2)': "2", <text:s text:c="2"/></text:p>
      <text:p text:style-name="Standard"><text:s text:c="20"/>}</text:p>
      <text:p text:style-name="Standard"><text:s text:c="16"/>],</text:p>
      <text:p text:style-name="Standard"><text:s text:c="8"/>},</text:p>
      <text:p text:style-name="Standard"><text:s text:c="4"/>"GlobalParameters": <text:s/>{</text:p>
      <text:p text:style-name="Standard"><text:s text:c="4"/>}</text:p>
      <text:p text:style-name="Standard">}</text:p>
      <text:p text:style-name="Standard"/>
      <text:p text:style-name="Standard">body = str.encode(json.dumps(data))</text:p>
      <text:p text:style-name="Standard"/>
      <text:p text:style-name="Standard">url = 'https://ussouthcentral.services.azureml.net/workspaces/f764effe004044e1b1c56ce46a5a8050/services/689b12141b8b4d9886aa420832a2f406/execute?api-version=2.0&amp;format=swagger'</text:p>
      <text:p text:style-name="Standard">api_key = 'abc123' # Replace this with the API key for the web service</text:p>
      <text:p text:style-name="Standard">headers = {'Content-Type':'application/json', 'Authorization':('Bearer '+ api_key)}</text:p>
      <text:p text:style-name="Standard"/>
      <text:p text:style-name="Standard">req = urllib2.Request(url, body, headers)</text:p>
      <text:p text:style-name="Standard"/>
      <text:p text:style-name="Standard">try:</text:p>
      <text:p text:style-name="Standard"><text:s text:c="4"/>response = urllib2.urlopen(req)</text:p>
      <text:p text:style-name="Standard"/>
      <text:p text:style-name="Standard"><text:s text:c="4"/>result = response.read()</text:p>
      <text:p text:style-name="Standard"><text:s text:c="4"/>print(result)</text:p>
      <text:p text:style-name="Standard">except urllib2.HTTPError, error:</text:p>
      <text:p text:style-name="Standard"><text:s text:c="4"/>print("The request failed with status code: " + str(error.code))</text:p>
      <text:p text:style-name="Standard"/>
      <text:p text:style-name="Standard"><text:s text:c="4"/># Print the headers - they include the requert ID and the timestamp, which are useful for debugging the failure</text:p>
      <text:p text:style-name="Standard"><text:s text:c="4"/>print(error.info())</text:p>
      <text:p text:style-name="Standard"><text:s text:c="4"/>print(json.loads(error.read())) </text:p>
      <text:p text:style-name="Standard"/>
      <text:p text:style-name="Standard">R</text:p>
      <text:p text:style-name="Standard"/>
      <text:p text:style-name="Standard">library("RCurl")</text:p>
      <text:p text:style-name="Standard">library("rjson")</text:p>
      <text:p text:style-name="Standard"/>
      <text:p text:style-name="Standard"># Accept SSL certificates issued by public Certificate Authorities</text:p>
      <text:p text:style-name="Standard">options(RCurlOptions = list(cainfo = system.file("CurlSSL", "cacert.pem", package = "RCurl")))</text:p>
      <text:p text:style-name="Standard"/>
      <text:p text:style-name="Standard">h = basicTextGatherer()</text:p>
      <text:p text:style-name="Standard">hdr = basicHeaderGatherer()</text:p>
      <text:p text:style-name="Standard"/>
      <text:p text:style-name="Standard">req = <text:s/>list(</text:p>
      <text:p text:style-name="Standard"><text:s text:c="4"/>Inputs = list(</text:p>
      <text:p text:style-name="Standard"><text:s text:c="12"/>"input1"= list(</text:p>
      <text:p text:style-name="Standard"><text:soft-page-break/><text:s text:c="16"/>list(</text:p>
      <text:p text:style-name="Standard"><text:s text:c="24"/>'1' = "4",</text:p>
      <text:p text:style-name="Standard"><text:s text:c="24"/>'2' = "7",</text:p>
      <text:p text:style-name="Standard"><text:s text:c="24"/>'3' = "3",</text:p>
      <text:p text:style-name="Standard"><text:s text:c="24"/>'5' = "5",</text:p>
      <text:p text:style-name="Standard"><text:s text:c="24"/>'1000025' = "1002945",</text:p>
      <text:p text:style-name="Standard"><text:s text:c="24"/>'1 (2)' = "4",</text:p>
      <text:p text:style-name="Standard"><text:s text:c="24"/>'1 (3)' = "5",</text:p>
      <text:p text:style-name="Standard"><text:s text:c="24"/>'1 (4)' = "10",</text:p>
      <text:p text:style-name="Standard"><text:s text:c="24"/>'1 (5)' = "2",</text:p>
      <text:p text:style-name="Standard"><text:s text:c="24"/>'1 (6)' = "1",</text:p>
      <text:p text:style-name="Standard"><text:s text:c="24"/>'2 (2)' = "2"</text:p>
      <text:p text:style-name="Standard"><text:s text:c="20"/>)</text:p>
      <text:p text:style-name="Standard"><text:s text:c="12"/>)</text:p>
      <text:p text:style-name="Standard"><text:s text:c="8"/>),</text:p>
      <text:p text:style-name="Standard"><text:s text:c="8"/>GlobalParameters = setNames(fromJSON('{}'), character(0))</text:p>
      <text:p text:style-name="Standard">)</text:p>
      <text:p text:style-name="Standard"/>
      <text:p text:style-name="Standard">body = enc2utf8(toJSON(req))</text:p>
      <text:p text:style-name="Standard">api_key = "abc123" # Replace this with the API key for the web service</text:p>
      <text:p text:style-name="Standard">authz_hdr = paste('Bearer', api_key, sep=' ')</text:p>
      <text:p text:style-name="Standard"/>
      <text:p text:style-name="Standard">h$reset()</text:p>
      <text:p text:style-name="Standard">curlPerform(url = "https://ussouthcentral.services.azureml.net/workspaces/f764effe004044e1b1c56ce46a5a8050/services/689b12141b8b4d9886aa420832a2f406/execute?api-version=2.0&amp;format=swagger",</text:p>
      <text:p text:style-name="Standard">httpheader=c('Content-Type' = "application/json", 'Authorization' = authz_hdr),</text:p>
      <text:p text:style-name="Standard">postfields=body,</text:p>
      <text:p text:style-name="Standard">writefunction = h$update,</text:p>
      <text:p text:style-name="Standard">headerfunction = hdr$update,</text:p>
      <text:p text:style-name="Standard">verbose = TRUE</text:p>
      <text:p text:style-name="Standard">)</text:p>
      <text:p text:style-name="Standard"/>
      <text:p text:style-name="Standard">headers = hdr$value()</text:p>
      <text:p text:style-name="Standard">httpStatus = headers["status"]</text:p>
      <text:p text:style-name="Standard">if (httpStatus &gt;= 400)</text:p>
      <text:p text:style-name="Standard">{</text:p>
      <text:p text:style-name="Standard">print(paste("The request failed with status code:", httpStatus, sep=" "))</text:p>
      <text:p text:style-name="Standard"/>
      <text:p text:style-name="Standard"># Print the headers - they include the requert ID and the timestamp, which are useful for debugging the failure</text:p>
      <text:p text:style-name="Standard">print(headers)</text:p>
      <text:p text:style-name="Standard">}</text:p>
      <text:p text:style-name="Standard"/>
      <text:p text:style-name="Standard">print("Result:")</text:p>
      <text:p text:style-name="Standard">result = h$value()</text:p>
      <text:p text:style-name="Standard">print(fromJSON(result))</text:p>
      <text:p text:style-name="Standard"/>
      <text:p text:style-name="Standard">C#</text:p>
      <text:p text:style-name="Standard"/>
      <text:p text:style-name="Standard">// This code requires the Nuget package Microsoft.AspNet.WebApi.Client to be installed.</text:p>
      <text:p text:style-name="Standard">// Instructions for doing this in Visual Studio:</text:p>
      <text:p text:style-name="Standard"><text:soft-page-break/>// Tools -&gt; Nuget Package Manager -&gt; Package Manager Console</text:p>
      <text:p text:style-name="Standard">// Install-Package Microsoft.AspNet.WebApi.Client</text:p>
      <text:p text:style-name="Standard"/>
      <text:p text:style-name="Standard">using System;</text:p>
      <text:p text:style-name="Standard">using System.Collections.Generic;</text:p>
      <text:p text:style-name="Standard">using System.IO;</text:p>
      <text:p text:style-name="Standard">using System.Net.Http;</text:p>
      <text:p text:style-name="Standard">using System.Net.Http.Formatting;</text:p>
      <text:p text:style-name="Standard">using System.Net.Http.Headers;</text:p>
      <text:p text:style-name="Standard">using System.Text;</text:p>
      <text:p text:style-name="Standard">using System.Threading.Tasks;</text:p>
      <text:p text:style-name="Standard"/>
      <text:p text:style-name="Standard">namespace CallRequestResponseService</text:p>
      <text:p text:style-name="Standard">{</text:p>
      <text:p text:style-name="Standard"><text:s text:c="4"/>class Program</text:p>
      <text:p text:style-name="Standard"><text:s text:c="4"/>{</text:p>
      <text:p text:style-name="Standard"><text:s text:c="8"/>static void Main(string[] args)</text:p>
      <text:p text:style-name="Standard"><text:s text:c="8"/>{</text:p>
      <text:p text:style-name="Standard"><text:s text:c="12"/>InvokeRequestResponseService().Wait();</text:p>
      <text:p text:style-name="Standard"><text:s text:c="8"/>}</text:p>
      <text:p text:style-name="Standard"/>
      <text:p text:style-name="Standard"><text:s text:c="8"/>static async Task InvokeRequestResponseService()</text:p>
      <text:p text:style-name="Standard"><text:s text:c="8"/>{</text:p>
      <text:p text:style-name="Standard"><text:s text:c="12"/>using (var client = new HttpClient())</text:p>
      <text:p text:style-name="Standard"><text:s text:c="12"/>{</text:p>
      <text:p text:style-name="Standard"><text:s text:c="16"/>var scoreRequest = new</text:p>
      <text:p text:style-name="Standard"><text:s text:c="16"/>{</text:p>
      <text:p text:style-name="Standard"><text:s text:c="20"/>Inputs = new Dictionary&lt;string, List&lt;Dictionary&lt;string, string&gt;&gt;&gt; () {</text:p>
      <text:p text:style-name="Standard"><text:s text:c="24"/>{</text:p>
      <text:p text:style-name="Standard"><text:s text:c="28"/>"input1",</text:p>
      <text:p text:style-name="Standard"><text:s text:c="28"/>new List&lt;Dictionary&lt;string, string&gt;&gt;(){new Dictionary&lt;string, string&gt;(){</text:p>
      <text:p text:style-name="Standard"><text:s text:c="44"/>{</text:p>
      <text:p text:style-name="Standard"><text:s text:c="48"/>"1", "4"</text:p>
      <text:p text:style-name="Standard"><text:s text:c="44"/>},</text:p>
      <text:p text:style-name="Standard"><text:s text:c="44"/>{</text:p>
      <text:p text:style-name="Standard"><text:s text:c="48"/>"2", "7"</text:p>
      <text:p text:style-name="Standard"><text:s text:c="44"/>},</text:p>
      <text:p text:style-name="Standard"><text:s text:c="44"/>{</text:p>
      <text:p text:style-name="Standard"><text:s text:c="48"/>"3", "3"</text:p>
      <text:p text:style-name="Standard"><text:s text:c="44"/>},</text:p>
      <text:p text:style-name="Standard"><text:s text:c="44"/>{</text:p>
      <text:p text:style-name="Standard"><text:s text:c="48"/>"5", "5"</text:p>
      <text:p text:style-name="Standard"><text:s text:c="44"/>},</text:p>
      <text:p text:style-name="Standard"><text:s text:c="44"/>{</text:p>
      <text:p text:style-name="Standard"><text:s text:c="48"/>"1000025", "1002945"</text:p>
      <text:p text:style-name="Standard"><text:s text:c="44"/>},</text:p>
      <text:p text:style-name="Standard"><text:s text:c="44"/>{</text:p>
      <text:p text:style-name="Standard"><text:s text:c="48"/>"1 (2)", "4"</text:p>
      <text:p text:style-name="Standard"><text:s text:c="44"/>},</text:p>
      <text:p text:style-name="Standard"><text:s text:c="44"/>{</text:p>
      <text:p text:style-name="Standard"><text:s text:c="48"/>"1 (3)", "5"</text:p>
      <text:p text:style-name="Standard"><text:s text:c="44"/>},</text:p>
      <text:p text:style-name="Standard"><text:soft-page-break/><text:s text:c="44"/>{</text:p>
      <text:p text:style-name="Standard"><text:s text:c="48"/>"1 (4)", "10"</text:p>
      <text:p text:style-name="Standard"><text:s text:c="44"/>},</text:p>
      <text:p text:style-name="Standard"><text:s text:c="44"/>{</text:p>
      <text:p text:style-name="Standard"><text:s text:c="48"/>"1 (5)", "2"</text:p>
      <text:p text:style-name="Standard"><text:s text:c="44"/>},</text:p>
      <text:p text:style-name="Standard"><text:s text:c="44"/>{</text:p>
      <text:p text:style-name="Standard"><text:s text:c="48"/>"1 (6)", "1"</text:p>
      <text:p text:style-name="Standard"><text:s text:c="44"/>},</text:p>
      <text:p text:style-name="Standard"><text:s text:c="44"/>{</text:p>
      <text:p text:style-name="Standard"><text:s text:c="48"/>"2 (2)", "2"</text:p>
      <text:p text:style-name="Standard"><text:s text:c="44"/>},</text:p>
      <text:p text:style-name="Standard"><text:s text:c="32"/>}</text:p>
      <text:p text:style-name="Standard"><text:s text:c="28"/>}</text:p>
      <text:p text:style-name="Standard"><text:s text:c="24"/>},</text:p>
      <text:p text:style-name="Standard"><text:s text:c="20"/>},</text:p>
      <text:p text:style-name="Standard"><text:s text:c="20"/>GlobalParameters = new Dictionary&lt;string, string&gt;() {</text:p>
      <text:p text:style-name="Standard"><text:s text:c="20"/>}</text:p>
      <text:p text:style-name="Standard"><text:s text:c="16"/>};</text:p>
      <text:p text:style-name="Standard"/>
      <text:p text:style-name="Standard"><text:s text:c="16"/>const string apiKey = "abc123"; // Replace this with the API key for the web service</text:p>
      <text:p text:style-name="Standard"><text:s text:c="16"/>client.DefaultRequestHeaders.Authorization = new AuthenticationHeaderValue( "Bearer", apiKey);</text:p>
      <text:p text:style-name="Standard"><text:s text:c="16"/>client.BaseAddress = new Uri("https://ussouthcentral.services.azureml.net/workspaces/f764effe004044e1b1c56ce46a5a8050/services/689b12141b8b4d9886aa420832a2f406/execute?api-version=2.0&amp;format=swagger");</text:p>
      <text:p text:style-name="Standard"/>
      <text:p text:style-name="Standard"><text:s text:c="16"/>// WARNING: The 'await' statement below can result in a deadlock</text:p>
      <text:p text:style-name="Standard"><text:s text:c="16"/>// if you are calling this code from the UI thread of an ASP.Net application.</text:p>
      <text:p text:style-name="Standard"><text:s text:c="16"/>// One way to address this would be to call ConfigureAwait(false)</text:p>
      <text:p text:style-name="Standard"><text:s text:c="16"/>// so that the execution does not attempt to resume on the original context.</text:p>
      <text:p text:style-name="Standard"><text:s text:c="16"/>// For instance, replace code such as:</text:p>
      <text:p text:style-name="Standard"><text:s text:c="16"/>// <text:s text:c="5"/>result = await DoSomeTask()</text:p>
      <text:p text:style-name="Standard"><text:s text:c="16"/>// with the following:</text:p>
      <text:p text:style-name="Standard"><text:s text:c="16"/>// <text:s text:c="5"/>result = await DoSomeTask().ConfigureAwait(false)</text:p>
      <text:p text:style-name="Standard"/>
      <text:p text:style-name="Standard"><text:s text:c="16"/>HttpResponseMessage response = await client.PostAsJsonAsync("", scoreRequest);</text:p>
      <text:p text:style-name="Standard"/>
      <text:p text:style-name="Standard"><text:s text:c="16"/>if (response.IsSuccessStatusCode)</text:p>
      <text:p text:style-name="Standard"><text:s text:c="16"/>{</text:p>
      <text:p text:style-name="Standard"><text:s text:c="20"/>string result = await response.Content.ReadAsStringAsync();</text:p>
      <text:p text:style-name="Standard"><text:s text:c="20"/>Console.WriteLine("Result: {0}", result);</text:p>
      <text:p text:style-name="Standard"><text:s text:c="16"/>}</text:p>
      <text:p text:style-name="Standard"><text:s text:c="16"/>else</text:p>
      <text:p text:style-name="Standard"><text:s text:c="16"/>{</text:p>
      <text:p text:style-name="Standard"><text:s text:c="20"/>Console.WriteLine(string.Format("The request failed with status code: {0}", response.StatusCode));</text:p>
      <text:p text:style-name="Standard"/>
      <text:p text:style-name="Standard"><text:s text:c="20"/>// Print the headers - they include the requert ID and the timestamp,</text:p>
      <text:p text:style-name="Standard"><text:s text:c="20"/>// which are useful for debugging the failure</text:p>
      <text:p text:style-name="Standard"><text:s text:c="20"/>Console.WriteLine(response.Headers.ToString());</text:p>
      <text:p text:style-name="Standard"/>
      <text:p text:style-name="Standard"><text:soft-page-break/><text:s text:c="20"/>string responseContent = await response.Content.ReadAsStringAsync();</text:p>
      <text:p text:style-name="Standard"><text:s text:c="20"/>Console.WriteLine(responseContent);</text:p>
      <text:p text:style-name="Standard"><text:s text:c="16"/>}</text:p>
      <text:p text:style-name="Standard"><text:s text:c="12"/>}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More about the project</text:p>
      <text:p text:style-name="Standard"/>
      <text:p text:style-name="Standard"><text:s text:c="4"/>My medium article on same - here</text:p>
      <text:p text:style-name="Standard"><text:s text:c="4"/>My research paper on this - here</text:p>
      <text:p text:style-name="Standard"><text:s text:c="4"/>Another must read paper about the 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2T20:17:03.829154690</meta:creation-date>
    <dc:date>2020-04-02T20:17:59.992646493</dc:date>
    <meta:editing-duration>PT59S</meta:editing-duration>
    <meta:editing-cycles>1</meta:editing-cycles>
    <meta:document-statistic meta:table-count="0" meta:image-count="0" meta:object-count="0" meta:page-count="8" meta:paragraph-count="292" meta:word-count="1246" meta:character-count="13589" meta:non-whitespace-character-count="8715"/>
    <meta:generator>LibreOffice/6.3.5.2$Linux_X86_64 LibreOffice_project/30$Build-2</meta:generator>
  </office:meta>
</office:document-meta>
</file>